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A3000001652B03CDF629135DB0.png" manifest:media-type="image/png"/>
  <manifest:file-entry manifest:full-path="Pictures/10000201000001330000014E1ABC08CD6FC1C294.png" manifest:media-type="image/png"/>
  <manifest:file-entry manifest:full-path="Pictures/100002010000014100000148888E84F69A4468C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style style:name="gr1" style:family="graphic" style:parent-style-name="standard">
      <style:graphic-properties draw:fill-color="#ffdaa2" draw:textarea-horizontal-align="justify" draw:textarea-vertical-align="middle" draw:auto-grow-height="false" fo:min-height="12.65cm" fo:min-width="3.3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width="0.035cm" svg:stroke-color="#000000" draw:marker-start-width="0.252cm" draw:marker-end-width="0.252cm" draw:fill-color="#fffbcc" draw:textarea-vertical-align="middle" fo:padding-top="0.142cm" fo:padding-bottom="0.142cm" fo:padding-left="0.267cm" fo:padding-right="0.267cm"/>
    </style:style>
    <style:style style:name="gr5" style:family="graphic" style:parent-style-name="standard">
      <style:graphic-properties svg:stroke-width="0.035cm" draw:marker-start-width="0.252cm" draw:marker-end-width="0.252cm" draw:fill-color="#fdb94d" draw:textarea-horizontal-align="justify" draw:textarea-vertical-align="middle" draw:auto-grow-height="false" fo:min-height="12.65cm" fo:min-width="10.7cm" fo:padding-top="0.142cm" fo:padding-bottom="0.142cm" fo:padding-left="0.267cm" fo:padding-right="0.267cm"/>
    </style:style>
    <style:style style:name="gr6" style:family="graphic" style:parent-style-name="standard">
      <style:graphic-properties svg:stroke-color="#000000" draw:fill-color="#fff200" draw:textarea-horizontal-align="justify" draw:textarea-vertical-align="middle" draw:auto-grow-height="false" fo:min-height="1.95cm" fo:min-width="2.5cm"/>
    </style:style>
    <style:style style:name="gr7" style:family="graphic" style:parent-style-name="objectwithoutfill">
      <style:graphic-properties svg:stroke-color="#000000" draw:marker-end="Arrow" draw:marker-end-width="0.3cm" draw:fill="none" draw:fill-color="#000000" draw:textarea-vertical-align="middle"/>
    </style:style>
    <style:style style:name="gr8" style:family="graphic" style:parent-style-name="objectwithoutfill">
      <style:graphic-properties svg:stroke-width="0.035cm" svg:stroke-color="#000000" draw:marker-start-width="0.252cm" draw:marker-end="Arrow" draw:marker-end-width="0.352cm" draw:fill="none" draw:fill-color="#000000" draw:textarea-vertical-align="middle" fo:padding-top="0.142cm" fo:padding-bottom="0.142cm" fo:padding-left="0.267cm" fo:padding-right="0.267cm"/>
    </style:style>
    <style:style style:name="gr9" style:family="graphic" style:parent-style-name="standard">
      <style:graphic-properties draw:fill-color="#72bf44" draw:textarea-horizontal-align="justify" draw:textarea-vertical-align="middle" draw:auto-grow-height="false" fo:min-height="12.65cm" fo:min-width="3.3cm"/>
    </style:style>
    <style:style style:name="gr10" style:family="graphic" style:parent-style-name="standard">
      <style:graphic-properties svg:stroke-color="#000000" draw:fill-color="#f9a870" draw:textarea-horizontal-align="justify" draw:textarea-vertical-align="middle" draw:auto-grow-height="false" fo:min-height="0.648cm" fo:min-width="1.801cm"/>
    </style:style>
    <style:style style:name="gr11" style:family="graphic" style:parent-style-name="objectwithoutfill">
      <style:graphic-properties svg:stroke-width="0.035cm" svg:stroke-color="#000000" draw:marker-start-width="0.252cm" draw:marker-end="Arrow" draw:marker-end-width="0.352cm" draw:fill="none" draw:fill-color="#f9a870" draw:textarea-vertical-align="middle" fo:padding-top="0.142cm" fo:padding-bottom="0.142cm" fo:padding-left="0.267cm" fo:padding-right="0.267cm"/>
    </style:style>
    <style:style style:name="gr12" style:family="graphic" style:parent-style-name="standard">
      <style:graphic-properties draw:fill-color="#f3715a" draw:textarea-horizontal-align="justify" draw:textarea-vertical-align="middle" draw:auto-grow-height="false" fo:min-height="12.65cm" fo:min-width="3.3cm"/>
    </style:style>
    <style:style style:name="gr13" style:family="graphic" style:parent-style-name="standard">
      <style:graphic-properties draw:stroke="none" svg:stroke-color="#000000" draw:fill="none" draw:fill-color="#ffffff" draw:textarea-horizontal-align="left" draw:auto-grow-height="true" draw:auto-grow-width="false" fo:min-height="0.513cm" fo:min-width="0cm"/>
    </style:style>
    <style:style style:name="gr14" style:family="graphic" style:parent-style-name="standard">
      <style:graphic-properties svg:stroke-color="#000000" draw:fill-color="#fcd3c1" draw:textarea-horizontal-align="justify" draw:textarea-vertical-align="middle" draw:auto-grow-height="false" fo:min-height="1.95cm" fo:min-width="2.5cm"/>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svg:stroke-color="#000000" draw:fill-color="#f9a870" draw:textarea-horizontal-align="justify" draw:textarea-vertical-align="middle" draw:auto-grow-height="false" fo:min-height="0.55cm" fo:min-width="1.075cm"/>
    </style:style>
    <style:style style:name="gr17" style:family="graphic" style:parent-style-name="standard">
      <style:graphic-properties svg:stroke-color="#000000" draw:fill-color="#ffffff" draw:textarea-horizontal-align="justify" draw:textarea-vertical-align="middle" draw:auto-grow-height="false" fo:min-height="8.182cm" fo:min-width="2.309cm" fo:wrap-option="no-wrap"/>
    </style:style>
    <style:style style:name="gr18" style:family="graphic" style:parent-style-name="standard">
      <style:graphic-properties svg:stroke-color="#000000" draw:fill-color="#f9a870" draw:textarea-horizontal-align="justify" draw:textarea-vertical-align="middle" draw:auto-grow-height="false" fo:min-height="0.45cm" fo:min-width="1.163cm"/>
    </style:style>
    <style:style style:name="P1" style:family="paragraph">
      <loext:graphic-properties draw:fill-color="#ffdaa2"/>
      <style:paragraph-properties fo:text-align="center"/>
    </style:style>
    <style:style style:name="P2" style:family="paragraph">
      <style:paragraph-properties fo:text-align="center"/>
    </style:style>
    <style:style style:name="P3" style:family="paragraph">
      <loext:graphic-properties draw:fill="none" draw:fill-color="#ffffff"/>
      <style:text-properties fo:font-size="13pt" style:font-size-asian="13pt" style:font-size-complex="13pt"/>
    </style:style>
    <style:style style:name="P4" style:family="paragraph">
      <loext:graphic-properties draw:fill-color="#fffbcc"/>
      <style:paragraph-properties fo:text-align="center"/>
    </style:style>
    <style:style style:name="P5" style:family="paragraph">
      <loext:graphic-properties draw:fill-color="#fdb94d"/>
      <style:paragraph-properties fo:text-align="center"/>
    </style:style>
    <style:style style:name="P6" style:family="paragraph">
      <loext:graphic-properties draw:fill-color="#fff200"/>
      <style:paragraph-properties fo:text-align="center"/>
      <style:text-properties fo:font-size="13pt" style:font-size-asian="13pt" style:font-size-complex="13pt"/>
    </style:style>
    <style:style style:name="P7" style:family="paragraph">
      <loext:graphic-properties draw:fill="none" draw:fill-color="#000000"/>
      <style:paragraph-properties fo:text-align="center"/>
    </style:style>
    <style:style style:name="P8" style:family="paragraph">
      <loext:graphic-properties draw:fill-color="#72bf44"/>
      <style:paragraph-properties fo:text-align="center"/>
    </style:style>
    <style:style style:name="P9" style:family="paragraph">
      <loext:graphic-properties draw:fill-color="#f9a870"/>
      <style:paragraph-properties fo:text-align="center"/>
      <style:text-properties fo:font-size="13pt" style:font-size-asian="13pt" style:font-size-complex="13pt"/>
    </style:style>
    <style:style style:name="P10" style:family="paragraph">
      <loext:graphic-properties draw:fill="none" draw:fill-color="#f9a870"/>
      <style:paragraph-properties fo:text-align="center"/>
    </style:style>
    <style:style style:name="P11" style:family="paragraph">
      <loext:graphic-properties draw:fill-color="#f3715a"/>
      <style:paragraph-properties fo:text-align="center"/>
    </style:style>
    <style:style style:name="P12" style:family="paragraph">
      <loext:graphic-properties draw:fill-color="#fcd3c1"/>
      <style:paragraph-properties fo:text-align="center"/>
      <style:text-properties fo:font-size="13pt" style:font-size-asian="13pt" style:font-size-complex="13pt"/>
    </style:style>
    <style:style style:name="P13" style:family="paragraph">
      <loext:graphic-properties draw:fill-color="#f9a870"/>
      <style:paragraph-properties fo:text-align="center"/>
    </style:style>
    <style:style style:name="P14" style:family="paragraph">
      <loext:graphic-properties draw:fill-color="#ffffff"/>
      <style:paragraph-properties fo:text-align="center"/>
    </style:style>
    <style:style style:name="P15" style:family="paragraph">
      <style:text-properties fo:font-size="18pt" style:font-size-asian="18pt" style:font-size-complex="18pt"/>
    </style:style>
    <style:style style:name="P16" style:family="paragraph">
      <loext:graphic-properties draw:fill="none" draw:fill-color="#ffffff"/>
      <style:text-properties fo:font-size="18pt" style:font-size-asian="18pt" style:font-size-complex="18pt"/>
    </style:style>
    <style:style style:name="P17" style:family="paragraph">
      <loext:graphic-properties draw:fill="none" draw:fill-color="#ffffff"/>
      <style:text-properties fo:font-size="12pt" style:font-size-asian="12pt" style:font-size-complex="12pt"/>
    </style:style>
    <style:style style:name="T1" style:family="text">
      <style:text-properties fo:font-size="13pt" style:font-size-asian="13pt" style:font-size-complex="13pt"/>
    </style:style>
    <style:style style:name="T2" style:family="text">
      <style:text-properties fo:font-size="18pt" style:font-size-asian="18pt" style:font-size-complex="18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3.8cm" svg:height="12.9cm" svg:x="8.166cm" svg:y="3.8cm">
          <text:p/>
          <draw:enhanced-geometry svg:viewBox="0 0 21600 21600" draw:type="rectangle" draw:enhanced-path="M 0 0 L 21600 0 21600 21600 0 21600 0 0 Z N"/>
        </draw:custom-shape>
        <draw:frame draw:style-name="gr2" draw:text-style-name="P2" xml:id="id1" draw:id="id1" draw:layer="layout" svg:width="1.502cm" svg:height="2.371cm" svg:x="9.268cm" svg:y="5.099cm">
          <draw:image xlink:href="Pictures/10000201000000A3000001652B03CDF629135DB0.png" xlink:type="simple" xlink:show="embed" xlink:actuate="onLoad">
            <text:p/>
          </draw:image>
        </draw:frame>
        <draw:frame draw:style-name="gr2" draw:text-style-name="P2" xml:id="id3" draw:id="id3" draw:layer="layout" svg:width="1.502cm" svg:height="2.371cm" svg:x="9.268cm" svg:y="9.061cm">
          <draw:image xlink:href="Pictures/10000201000000A3000001652B03CDF629135DB0.png" xlink:type="simple" xlink:show="embed" xlink:actuate="onLoad">
            <text:p/>
          </draw:image>
        </draw:frame>
        <draw:frame draw:style-name="gr2" draw:text-style-name="P2" xml:id="id4" draw:id="id4" draw:layer="layout" svg:width="1.502cm" svg:height="2.371cm" svg:x="9.266cm" svg:y="12.819cm">
          <draw:image xlink:href="Pictures/10000201000000A3000001652B03CDF629135DB0.png" xlink:type="simple" xlink:show="embed" xlink:actuate="onLoad">
            <text:p/>
          </draw:image>
        </draw:frame>
        <draw:frame draw:style-name="gr3" draw:text-style-name="P3" draw:layer="layout" svg:width="2.432cm" svg:height="0.763cm" svg:x="8.866cm" svg:y="3.8cm">
          <draw:text-box>
            <text:p><text:span text:style-name="T1">Sensores</text:span></text:p>
          </draw:text-box>
        </draw:frame>
        <draw:connector draw:style-name="gr4" draw:text-style-name="P4" draw:layer="layout" draw:line-skew="-1.201cm" svg:x1="10.77cm" svg:y1="6.284cm" svg:x2="11.966cm" svg:y2="10.25cm" draw:start-shape="id1" draw:start-glue-point="1" draw:end-shape="id2" draw:end-glue-point="1" svg:d="M10770 6284h496v3966h700" svg:viewBox="0 0 1197 3967">
          <text:p/>
        </draw:connector>
        <draw:connector draw:style-name="gr4" draw:text-style-name="P4" xml:id="id5" draw:id="id5" draw:layer="layout" svg:x1="10.77cm" svg:y1="10.246cm" svg:x2="11.966cm" svg:y2="10.25cm" draw:start-shape="id3" draw:start-glue-point="1" draw:end-shape="id2" draw:end-glue-point="1" svg:d="M10770 10246h1697v4h-501" svg:viewBox="0 0 1698 5">
          <text:p/>
        </draw:connector>
        <draw:connector draw:style-name="gr4" draw:text-style-name="P4" draw:layer="layout" draw:line-skew="-1.201cm" svg:x1="10.768cm" svg:y1="14.004cm" svg:x2="11.966cm" svg:y2="10.25cm" draw:start-shape="id4" draw:start-glue-point="1" draw:end-shape="id2" draw:end-glue-point="1" svg:d="M10768 14004h498v-3754h700" svg:viewBox="0 0 1199 3755">
          <text:p/>
        </draw:connector>
        <draw:custom-shape draw:style-name="gr5" draw:text-style-name="P5" draw:layer="layout" svg:width="11.2cm" svg:height="12.9cm" svg:x="12.966cm" svg:y="3.8cm">
          <text:p/>
          <draw:enhanced-geometry svg:viewBox="0 0 21600 21600" draw:mirror-horizontal="false" draw:mirror-vertical="false" draw:type="rectangle" draw:enhanced-path="M 0 0 L 21600 0 21600 21600 0 21600 0 0 Z N"/>
        </draw:custom-shape>
        <draw:custom-shape draw:style-name="gr6" draw:text-style-name="P6" xml:id="id6" draw:id="id6" draw:layer="layout" svg:width="3cm" svg:height="2.2cm" svg:x="14.066cm" svg:y="9.147cm">
          <text:p text:style-name="P2"><text:span text:style-name="T1">Normalização</text:span></text:p>
          <draw:enhanced-geometry svg:viewBox="0 0 21600 21600" draw:type="rectangle" draw:enhanced-path="M 0 0 L 21600 0 21600 21600 0 21600 0 0 Z N"/>
        </draw:custom-shape>
        <draw:connector draw:style-name="gr7" draw:text-style-name="P7" draw:layer="layout" svg:x1="12.467cm" svg:y1="10.248cm" svg:x2="14.066cm" svg:y2="10.247cm" draw:start-shape="id5" draw:start-glue-point="0" draw:end-shape="id6" draw:end-glue-point="3" svg:d="M12467 10248h808v-1h791" svg:viewBox="0 0 1600 2">
          <text:p/>
        </draw:connector>
        <draw:custom-shape draw:style-name="gr6" draw:text-style-name="P6" xml:id="id7" draw:id="id7" draw:layer="layout" svg:width="3cm" svg:height="2.2cm" svg:x="16.766cm" svg:y="5.4cm">
          <text:p text:style-name="P2"><text:span text:style-name="T1">Perfis</text:span></text:p>
          <text:p text:style-name="P2"><text:span text:style-name="T1">vulneraveis</text:span></text:p>
          <draw:enhanced-geometry svg:viewBox="0 0 21600 21600" draw:type="rectangle" draw:enhanced-path="M 0 0 L 21600 0 21600 21600 0 21600 0 0 Z N"/>
        </draw:custom-shape>
        <draw:custom-shape draw:style-name="gr6" draw:text-style-name="P6" xml:id="id8" draw:id="id8" draw:layer="layout" svg:width="3cm" svg:height="2.2cm" svg:x="16.766cm" svg:y="12.9cm">
          <text:p text:style-name="P2"><text:span text:style-name="T1">Perfis</text:span></text:p>
          <text:p text:style-name="P2"><text:span text:style-name="T1">Normais</text:span></text:p>
          <draw:enhanced-geometry svg:viewBox="0 0 21600 21600" draw:type="rectangle" draw:enhanced-path="M 0 0 L 21600 0 21600 21600 0 21600 0 0 Z N"/>
        </draw:custom-shape>
        <draw:connector draw:style-name="gr7" draw:text-style-name="P7" draw:layer="layout" svg:x1="17.066cm" svg:y1="10.247cm" svg:x2="18.266cm" svg:y2="7.6cm" draw:start-shape="id6" draw:start-glue-point="1" draw:end-shape="id7" svg:d="M17066 10247h1200v-2647" svg:viewBox="0 0 1201 2648">
          <text:p/>
        </draw:connector>
        <draw:connector draw:style-name="gr7" draw:text-style-name="P7" draw:layer="layout" svg:x1="17.066cm" svg:y1="10.247cm" svg:x2="18.266cm" svg:y2="12.9cm" draw:start-shape="id6" draw:start-glue-point="1" draw:end-shape="id8" svg:d="M17066 10247h1200v2653" svg:viewBox="0 0 1201 2654">
          <text:p/>
        </draw:connector>
        <draw:custom-shape draw:style-name="gr6" draw:text-style-name="P6" xml:id="id9" draw:id="id9" draw:layer="layout" svg:width="3cm" svg:height="2.2cm" svg:x="20.366cm" svg:y="9.15cm">
          <text:p text:style-name="P2"><text:span text:style-name="T1">Perfis</text:span></text:p>
          <draw:enhanced-geometry svg:viewBox="0 0 21600 21600" draw:type="rectangle" draw:enhanced-path="M 0 0 L 21600 0 21600 21600 0 21600 0 0 Z N"/>
        </draw:custom-shape>
        <draw:connector draw:style-name="gr7" draw:text-style-name="P7" draw:layer="layout" svg:x1="19.766cm" svg:y1="6.5cm" svg:x2="21.866cm" svg:y2="9.15cm" draw:start-shape="id7" draw:start-glue-point="1" draw:end-shape="id9" draw:end-glue-point="0" svg:d="M19766 6500h2100v2650" svg:viewBox="0 0 2101 2651">
          <text:p/>
        </draw:connector>
        <draw:connector draw:style-name="gr8" draw:text-style-name="P7" draw:layer="layout" svg:x1="19.766cm" svg:y1="14cm" svg:x2="21.866cm" svg:y2="11.35cm" draw:start-shape="id8" draw:start-glue-point="1" draw:end-shape="id9" draw:end-glue-point="2" svg:d="M19766 14000h2100v-2650" svg:viewBox="0 0 2101 2651">
          <text:p/>
        </draw:connector>
        <draw:custom-shape draw:style-name="gr9" draw:text-style-name="P8" draw:layer="layout" svg:width="3.8cm" svg:height="12.9cm" svg:x="25.166cm" svg:y="3.8cm">
          <text:p/>
          <draw:enhanced-geometry svg:viewBox="0 0 21600 21600" draw:mirror-horizontal="false" draw:mirror-vertical="false" draw:type="rectangle" draw:enhanced-path="M 0 0 L 21600 0 21600 21600 0 21600 0 0 Z N"/>
        </draw:custom-shape>
        <draw:custom-shape draw:style-name="gr10" draw:text-style-name="P9" xml:id="id10" draw:id="id10" draw:layer="layout" svg:width="2.3cm" svg:height="1.7cm" svg:x="25.824cm" svg:y="9.441cm">
          <text:p text:style-name="P2"><text:span text:style-name="T1">Banco</text:span></text:p>
          <text:p text:style-name="P2"><text:span text:style-name="T1">De perfi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1" draw:text-style-name="P10" draw:layer="layout" svg:x1="23.366cm" svg:y1="10cm" svg:x2="25.866cm" svg:y2="10cm">
          <text:p/>
        </draw:line>
        <draw:line draw:style-name="gr11" draw:text-style-name="P10" draw:layer="layout" svg:x1="25.866cm" svg:y1="10.7cm" svg:x2="23.366cm" svg:y2="10.7cm">
          <text:p/>
        </draw:line>
        <draw:custom-shape draw:style-name="gr12" draw:text-style-name="P11" draw:layer="layout" svg:width="3.8cm" svg:height="12.9cm" svg:x="29.966cm" svg:y="3.8cm">
          <text:p/>
          <draw:enhanced-geometry svg:viewBox="0 0 21600 21600" draw:mirror-horizontal="false" draw:mirror-vertical="false" draw:type="rectangle" draw:enhanced-path="M 0 0 L 21600 0 21600 21600 0 21600 0 0 Z N"/>
        </draw:custom-shape>
        <draw:frame draw:style-name="gr3" draw:text-style-name="P3" draw:layer="layout" svg:width="4.058cm" svg:height="0.763cm" svg:x="16.57cm" svg:y="3.9cm">
          <draw:text-box>
            <text:p><text:span text:style-name="T1">Extração de perfil</text:span></text:p>
          </draw:text-box>
        </draw:frame>
        <draw:frame draw:style-name="gr3" draw:text-style-name="P3" draw:layer="layout" svg:width="2.61cm" svg:height="0.763cm" svg:x="25.856cm" svg:y="3.9cm">
          <draw:text-box>
            <text:p><text:span text:style-name="T1">Indexação</text:span></text:p>
          </draw:text-box>
        </draw:frame>
        <draw:frame draw:style-name="gr13" draw:text-style-name="P3" draw:layer="layout" svg:width="3.1cm" svg:height="0.763cm" svg:x="30.355cm" svg:y="3.9cm">
          <draw:text-box>
            <text:p><text:span text:style-name="T1">Visualização</text:span></text:p>
          </draw:text-box>
        </draw:frame>
        <draw:custom-shape draw:style-name="gr14" draw:text-style-name="P12" xml:id="id11" draw:id="id11" draw:layer="layout" svg:width="3cm" svg:height="2.2cm" svg:x="30.366cm" svg:y="11.7cm">
          <text:p text:style-name="P2"><text:span text:style-name="T1">Comparação</text:span></text:p>
          <text:p text:style-name="P2"><text:span text:style-name="T1">De perfis</text:span></text:p>
          <draw:enhanced-geometry svg:viewBox="0 0 21600 21600" draw:type="rectangle" draw:enhanced-path="M 0 0 L 21600 0 21600 21600 0 21600 0 0 Z N"/>
        </draw:custom-shape>
        <draw:custom-shape draw:style-name="gr14" draw:text-style-name="P12" xml:id="id12" draw:id="id12" draw:layer="layout" svg:width="3cm" svg:height="2.2cm" svg:x="30.366cm" svg:y="6.9cm">
          <text:p text:style-name="P2"><text:span text:style-name="T1">Visualização</text:span></text:p>
          <draw:enhanced-geometry svg:viewBox="0 0 21600 21600" draw:type="rectangle" draw:enhanced-path="M 0 0 L 21600 0 21600 21600 0 21600 0 0 Z N"/>
        </draw:custom-shape>
        <draw:connector draw:style-name="gr11" draw:text-style-name="P10" draw:layer="layout" svg:x1="28.124cm" svg:y1="10.291cm" svg:x2="30.366cm" svg:y2="12.8cm" draw:start-shape="id10" draw:start-glue-point="8" draw:end-shape="id11" draw:end-glue-point="3" svg:d="M28124 10291h1122v2509h1120" svg:viewBox="0 0 2243 2510">
          <text:p/>
        </draw:connector>
        <draw:connector draw:style-name="gr11" draw:text-style-name="P10" draw:layer="layout" svg:x1="31.866cm" svg:y1="11.7cm" svg:x2="31.866cm" svg:y2="9.1cm" draw:start-shape="id11" draw:start-glue-point="0" draw:end-shape="id12" draw:end-glue-point="2" svg:d="M31866 11700v-2600" svg:viewBox="0 0 1 2601">
          <text:p/>
        </draw:connector>
        <draw:frame draw:style-name="gr15" draw:text-style-name="P2" draw:layer="layout" svg:width="3.034cm" svg:height="3.1cm" svg:x="36.266cm" svg:y="5.4cm">
          <draw:image xlink:href="Pictures/100002010000014100000148888E84F69A4468C1.png" xlink:type="simple" xlink:show="embed" xlink:actuate="onLoad">
            <text:p/>
          </draw:image>
        </draw:frame>
        <draw:frame draw:style-name="gr15" draw:text-style-name="P2" draw:layer="layout" svg:width="3.02cm" svg:height="3.1cm" svg:x="36.266cm" svg:y="9.9cm">
          <draw:image xlink:href="Pictures/10000201000001330000014E1ABC08CD6FC1C294.png" xlink:type="simple" xlink:show="embed" xlink:actuate="onLoad">
            <text:p/>
          </draw:image>
        </draw:frame>
        <draw:custom-shape draw:style-name="gr16" draw:text-style-name="P13" draw:layer="layout" svg:width="1.8cm" svg:height="1.6cm" svg:x="34.266cm" svg:y="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3" draw:layer="layout" svg:width="1.8cm" svg:height="1.6cm" draw:transform="rotate (-3.14159265358979) translate (36.066cm 1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2.305cm" svg:height="0.763cm" svg:x="36.061cm" svg:y="3.9cm">
          <draw:text-box>
            <text:p><text:span text:style-name="T1">Usuários</text:span></text:p>
          </draw:text-box>
        </draw:frame>
        <draw:custom-shape draw:style-name="gr17" draw:text-style-name="P14" draw:layer="layout" svg:width="4.3cm" svg:height="13cm" svg:x="1.066cm" svg:y="3.4cm">
          <text:p text:style-name="P2">Softwares</text:p>
          <text:p text:style-name="P2">Redes</text:p>
          <text:p text:style-name="P2">Hosts</text:p>
          <text:p text:style-name="P2">S.O</text:p>
          <text:p text:style-name="P2"/>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6" draw:layer="layout" svg:width="0.68cm" svg:height="2.384cm" svg:x="9.666cm" svg:y="10.868cm">
          <draw:text-box>
            <text:p text:style-name="P15"><text:span text:style-name="T2">.</text:span></text:p>
            <text:p text:style-name="P15"><text:span text:style-name="T2">.</text:span></text:p>
            <text:p text:style-name="P15"><text:span text:style-name="T2">.</text:span></text:p>
          </draw:text-box>
        </draw:frame>
        <draw:custom-shape draw:style-name="gr18" draw:text-style-name="P13" draw:layer="layout" svg:width="1.9cm" svg:height="1.4cm" svg:x="5.766cm" svg:y="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3" draw:layer="layout" svg:width="1.9cm" svg:height="1.4cm" svg:x="5.766cm" svg:y="1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7" draw:layer="layout" svg:width="3.41cm" svg:height="0.725cm" svg:x="8.356cm" svg:y="7.6cm">
          <draw:text-box>
            <text:p><text:span text:style-name="T3">Sensor de rede</text:span></text:p>
          </draw:text-box>
        </draw:frame>
        <draw:frame draw:style-name="gr3" draw:text-style-name="P17" draw:layer="layout" svg:width="3.36cm" svg:height="1.199cm" svg:x="8.406cm" svg:y="15.3cm">
          <draw:text-box>
            <text:p><text:span text:style-name="T3">Sensor de</text:span></text:p>
            <text:p><text:span text:style-name="T3">vulnerabilidad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15T01:23:25.629463686</meta:creation-date>
    <dc:date>2017-11-16T02:06:10.072857831</dc:date>
    <meta:editing-duration>PT6H11M8S</meta:editing-duration>
    <meta:editing-cycles>6</meta:editing-cycles>
    <meta:generator>LibreOffice/5.4.2.2.0$Linux_X86_64 LibreOffice_project/40m0$Build-2</meta:generator>
    <meta:document-statistic meta:object-count="41"/>
  </office:meta>
</office:document-meta>
</file>